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fo:color="#00000a" style:font-name="Calibri" fo:font-size="11pt" fo:language="ru" fo:country="RU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" style:family="text">
      <style:text-properties fo:color="#141414" style:font-name-asian="Times New Roman" style:language-asian="ru" style:country-asian="RU" style:font-name-complex="Times New Roman"/>
    </style:style>
    <style:style style:name="T3" style:family="text">
      <style:text-properties fo:color="#141414" fo:font-size="1pt" style:font-name-asian="Times New Roman" style:font-size-asian="1pt" style:language-asian="ru" style:country-asian="RU" style:font-name-complex="Times New Roman" style:font-size-complex="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арисовка</text:p>
      <text:p text:style-name="P2"><text:span text:style-name="T2">Лечиться сели только вечером. Утром с города приехала дочь Ивана Ирина с пятилетним внуком Павликом, потому все лечение Ивана ограничилось огуречным рассолом. "Несет как от спиртзавода, иди с глаз долой во двор, ребенку качели сделай" - шипела на него жена Зинаида.<text:line-break/>Пошел делать качели. У забора выжидающе стоял Леха.<text:line-break/>- Вечером, - объявил ему Иван, - а пока давай сюда, помоги качели сделать.<text:line-break/>- Блатные не работают, - заявил Леха.<text:line-break/>- и не пьют, - тут же вернул ему Иван.<text:line-break/>- Кхм, ну с другой стороны это ж ребенку, ребенку не в падлу, - рассудил сосед.<text:line-break/>- Молодец, встал на путь исправления.<text:line-break/>- Пришло осознание, да.<text:line-break/>Ближе к вечеру Ирина ушла к подруге детства, Зинаида хлопотала по хозяйству.<text:line-break/>Сели на летней кухне. Павлик крутился тут же.<text:line-break/>- Павлик, иди вон на качеле покачайся.<text:line-break/>- Я не хочу.<text:line-break/>- Ну сходи к бабке, помоги ей.<text:line-break/>- А можно я здесь посижу?<text:line-break/>- У нас с дедушкой сходняк, перетереть надо без палева, - прохрипел Леха.<text:line-break/>- Чего?<text:line-break/>- У нас с дядей Лешей секретная встреча, важный разговор, - перевел Иван, - а ты будешь мешаться.<text:line-break/>- Нееееет, я тихо буду сидеть.<text:line-break/>- Смотри бабке не наябедничай! - сказал Иван мальцу, наливая в стопки<text:line-break/>- Ладна, - ответил Павлик<text:line-break/>- Будешь разведчиком?<text:line-break/>- Буду.<text:line-break/>- Разведчик всегда держит язык на замке, а если он проболтается, то он уже не разведчик, а предатель Родины. Понял?<text:line-break/>- Понял<text:line-break/>- Смотри мне, наябедничаешь - будешь предателем Родины<text:line-break/>- И стукачом ментовским, - добавил Леха<text:line-break/>- Так, ну ты тоже за речью следи, - гаркнул на него Иван, и ласково посмотрел на внука: - Просто предателем Родины.<text:line-break/>- Я не буду ябедничать.<text:line-break/>- Стой на стреме тогда, - велел Леха<text:line-break/>- На посту, - поправил Иван.<text:line-break/>Подняли стопки.<text:line-break/>- Ну, не пьянки ради, здоровья для.<text:line-break/>Накатили.<text:line-break/><text:line-break/>Заканчивалась вторая бутылка когда вернулась Ирина. Разговор с ней сходу как-то не заладился<text:line-break/>- Папа, опять?! При ребенке к тому же!<text:line-break/>- Да чего он там понимает еще. Павлик, что мы делаем?<text:line-break/>- Водку пьете.<text:line-break/>- Смышленный растет.<text:line-break/>- Вы понимаете, что это зависимость, у вас уже на химическом уровне алкоголь встроен в обмен веществ, уничтожая при этом нейронные связи в мозгу и этот процесс необратим? - напирала Ирина.<text:line-break/>- Видал, какая у меня дочь умная? - с гордостью заявил Иван.<text:line-break/>- Я бы так залечить не смог, - согласился Леха, - даже повторить не смогу.<text:line-break/>- За ум?<text:line-break/>- за ум.<text:line-break/></text:span><text:soft-page-break/><text:span text:style-name="T2">Накатили. Иван сразу же разлил вновь<text:line-break/>- Вы что хотите спиться и как дядя Сережа закончить?<text:line-break/>Призадумались. Покрутили стопки. В глазах Ирины мелькнула надежда.<text:line-break/>- Надо помянуть Серегу, хороший был человек.<text:line-break/>- Не чокаясь.<text:line-break/>- Мир его праху.<text:line-break/>Накатили. Надежда в глазах Ирины погасла.<text:line-break/>- Ирка, да что ты пристала, что мы не люди, не можем выпить, все пьют.<text:line-break/>- Да где все. Муж мой не пьет.<text:line-break/>- Вообще не пьет?<text:line-break/>- Вообще<text:line-break/>- Язвенник?<text:line-break/>- Нет<text:line-break/>- Закодировался?<text:line-break/>- Не кодировался и не зашивался<text:line-break/>- Ничего не понял. А почему тогда не пьет?<text:line-break/>- Да потому что не модно это уже, как вы понять не можете, тренд на ЗОЖ<text:line-break/>- Трэндазож?..<text:line-break/>- Ну трындят они там в городах этих, только это и умеют. А так чтобы нормально поработать, а потом нормально выпить - этого уже нет<text:line-break/>- Бездуховность.<text:line-break/>- Кроме денег ничего не волнует..<text:line-break/>- Кстати, Ирка, займи сотку, а?<text:line-break/>- Тьфу, - Ирина развернулась и ушла, даже забыв про сына.<text:line-break/>Накатили.<text:line-break/><text:line-break/>- Лей давай еще, - подгонял Иван<text:line-break/>- А все<text:line-break/>- Что значит все?!<text:line-break/>- Закончилась..<text:line-break/>- Три же брали!<text:line-break/>- Три и закончились.<text:line-break/>- Ах ты ж блядство-то какое, - воскликнул Иван<text:line-break/>Малец, сидевший до этого тихо в уголке, спружинил со своего места и вылетел с кухни со словами:<text:line-break/>- баба, баба, а деда "блядство" сказал, деда "блядство" сказал<text:line-break/>- Вот это ж надо Павлик какой Морозов оказалася - у Ивана даже слюна брызнула от неожиданного удивления переходящее в возмущение.<text:line-break/>- А ты и рад-то за дедом матюки повторять, - послышался голос Зинаиды, - чему хорошему бы лучше у него поучился, хотя чего хорошего в нем..<text:line-break/>- А еще, а еще они с дядей Лешей водку пьют, - выпалил Павлик.<text:line-break/>Как-то стало очень, очень тихо.<text:line-break/>- Что?! Вот сейчас кто-то у меня пиздячек отведает!<text:line-break/>Переглянулись<text:line-break/>- Мда.. - тяжело выдохнул Иван<text:line-break/>- По беспределу начал жизнь свою малец, по беспределу, - цокал Леха, суетливо собирая манатки.</text:span></text:p>
      <text:p text:style-name="P2"><text:span text:style-name="T3"> 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6:05:00</meta:creation-date>
    <meta:initial-creator>Даша</meta:initial-creator>
    <dc:language>ru-RU</dc:language>
    <dc:creator>bykov  </dc:creator>
    <dc:date>2016-07-04T05:21:14</dc:date>
    <meta:editing-cycles>5</meta:editing-cycles>
    <meta:editing-duration>PT1M33S</meta:editing-duration>
    <meta:generator>LibreOffice/4.3.3.2$Linux_X86_64 LibreOffice_project/430m0$Build-2</meta:generator>
    <meta:document-statistic meta:table-count="0" meta:image-count="0" meta:object-count="0" meta:page-count="2" meta:paragraph-count="3" meta:word-count="722" meta:character-count="4004" meta:non-whitespace-character-count="3281"/>
    <meta:template xlink:type="simple" xlink:actuate="onRequest" xlink:title="Normal" xlink:href=""/>
  </office:meta>
</office:document-meta>
</file>